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Calibri" style:font-name-asian="Calibri" style:font-name-complex="Calibri" fo:font-weight="bold" style:font-weight-asian="bold" style:font-weight-complex="bold" fo:font-size="11pt" style:font-size-asian="11pt"/>
    </style:style>
    <style:style style:name="P3" style:parent-style-name="Standard" style:family="paragraph">
      <style:text-properties fo:font-weight="bold" style:font-weight-asian="bold" style:font-weight-complex="bold"/>
    </style:style>
  </office:automatic-styles>
  <office:body>
    <office:text text:use-soft-page-breaks="true">
      <text:p text:style-name="P1">25/11/2023 notes/BS<text:s/>pertaining to the development of eSemantics software applications.</text:p>
      <text:p text:style-name="Standard"/>
      <text:p text:style-name="Standard">Sematics <text:s/>Theasaurus <text:s/>Dictionary</text:p>
      <text:p text:style-name="Standard"/>
      <text:p text:style-name="Standard">Etymology<text:s/>- the<text:s/>origin of words</text:p>
      <text:p text:style-name="Standard"/>
      <text:p text:style-name="P2">An appendix to any English Dictionary consists of Quotations, Words, Phrases, Proverbs, And Colloquial Expressions From The Greek, The Latin And Modern Foreign Languages, FREQUENTLY OCCURRING IN ENGLISH BOOKS, IN PERIODICALS, AND IN CONVERSATION, RENDERED INTO ENGLISH</text:p>
      <text:p text:style-name="P3"/>
      <text:p text:style-name="Standard"><text:tab/>The word search feature of many software applications, e.g. Ctrl ‘F’ in a word processing program, will locate any occurrence of a term of language and count the number of times it appears… macroised;</text:p>
      <text:p text:style-name="Standard"/>
      <text:p text:style-name="Standard"><text:tab/>After referencing the above appendix of the dictionary<text:s/>frequently,<text:s/>I eventually typed the whole lot out in order that I could have the file open and search it in order to remind myself of what proverbs etc. that exist in it that I’d read translated into, having the mind of a goldfish, typing the whole lot out didn’t result in me remembering it all. I realised that the file would be automatically<text:s/>referenceable with<text:s/>the word<text:s/>‘search’ Ctrl ‘F’ dialogue open and being populated by terms (words) automatically – a sort of macro to do this being the requirement. I’ve set out develop one but not got anywhere in particular as yet, except for realising that I’d probably be duplicating an effort. I’ve typed in notes below the thoughts that have been thrown up whilst would make me ‘chapter and verse’, so to comment and able to communicate with greater prolixity, and I’ve since gone on to consider what an application with this capability might result in, the ramifications more widely.</text:p>
      <text:p text:style-name="Standard"/>
      <text:p text:style-name="Standard"/>
      <text:p text:style-name="Standard"/>
      <text:p text:style-name="Standard"><text:tab/>Semiotics – fuzzy select can identify a word in a digital image allowing a camera to read any write language appearing in a photograph. Programmes such as Trimble’s eCognition, for the analysis of digital images exploit this feature of graphics applications. How a camera might respond to what it perceives in a frame, for instance, to colour or motion and how it might classify what exists in any given frame as defined by the properties of a group of pixels or even of any with recognisable properties. The dangers are not hard to realise. The inclusion of pixels from external or alternative sources, introduced as layers and included in addition to what might be being perceived by a<text:s/>camera device. The same worries exist equally for equipment that detects sound no less. Also the fact that electronic technology developing around us as feature of the modern world and the future cannot be opted against or out of. It’s effects and consequently affects, invasive and intrusive and challenging to our own means to perceive and respond, our ordinary cognitive processes. A dangerous distraction potentially. Also, if a person’s cognitive<text:s/>processes<text:s/>are detectable with modern technology then discerning a difference between which responses result in a person’s thought processes and actions are caused by external influence and which from their own experience and memory might be impossible. And<text:s/>then,<text:s/>at what depth are the human mind susceptible? Where<text:s/>does emotional intelligence begin, and where instinct. Is emotion or sentiment detectable by remotely sensing devices? One is tempted to ponder notions of cyber technology and the possibility of a digital soul, a recording of experience and memories by electronic means. Is the world wide web set to become a singular intellectual entity, a hebdomad(al), or<text:s/>is human<text:s/>consciousness about to obtain the means to the mortal condition? A curriculum vitae for an imagined electronic intelligence, for the population<text:s/>extant collectively might consist of what? Surviving extinction perhaps.</text:p>
      <text:p text:style-name="Standard"/>
      <text:p text:style-name="Standard"><text:tab/>Mnemonics<text:s/>- Mnemonics, the goddess of memory ad mother of the muses, those twelve sisters of Thessaly recorded in Greek legend. Books, preserved digitally, the entire contents of<text:s/>our national libraries, every publication or at least the vast majority of them are referenceable in the<text:s/><text:soft-page-break/>ordinary fashion. A search engine does this effectively for HTML files published to the internet. Shouldn’t our recommended reading, at least, be a feature of the world wide web? Publications featured in the bibliographies of books then being immediately connected and referenceable. Any places automatically located by e.g. Google Earth or Google Maps and therefore the known appearances or whereabouts of<text:s/>anyone appearing in written publications a feature of what is mappable as data.</text:p>
      <text:p text:style-name="Standard"/>
      <text:p text:style-name="Standard"><text:tab/>Intellectual property issues. The popularity of any published works would, as a statistic, secure the rights of publishers and authors, to their share of what data is being accessed according to the Server log and those of Internet Providers. For<text:s/>example,<text:s/>the published works of the Clarendon/Oxford Press or Cambridge University Press would surely provide a reliable revenue not yet being provided from sales of books, it being a<text:s/>popular and famously reputable company. Those<text:s/><text:tab/>Companions, to Music, Literature, Law etc. about to benefit from such treatment. The statistics of how network users were interacting with the mnemonic database, their distribution and interest would be interesting and mappable as a feature of the development of any faculty of learning going forward. The populating of the globe with contemporary personalities, events and developments referenced and sourced from the entire mnemonic wealth of all known publications, which must be regarded as a common weal. All arriving at lightning speed with fibre optic broad band and culminating in understandable record of modern history, a vindication for all those philanthropists that have invested in the preservation of records and academic institutions. A flourishing of research capability at a multinational and collective level.</text:p>
      <text:p text:style-name="Standard"/>
      <text:p text:style-name="Standard"><text:tab/>Voice activated word searches. An operating system that is responding to sound and more specifically spoken language will automatically respond to<text:s/>the sound of a human voice as well as identify the artist and title of any music audible to a device, an ordinary handheld mobile phone for instance. The response of anyone’s including the locating of any terms of language in dictionaries Thesauruses and<text:s/>any other preferred databases. Translation and recognition of<text:s/>euphemisms<text:s/>perhaps too.</text:p>
      <text:p text:style-name="Standard"/>
      <text:p text:style-name="Standard"><text:tab/>‘Preferred databases’, even for the agnostic population, is bound to include scripture. In terms of chronology and the first appearances of ubiquitous terms of<text:s/>language, the many translations published, the distribution and variability of what has thus far been accumulated, not to mention the proportion of the population subscribed already, must put firmament and theology in a new phase of development, the foundations of information technology, everything that preceded Caxton’s printing press (1640) with Winking the Word’s editorial auspices. Where to start with recommended ‘reading’?, if not with Malthus’<text:s/>essay of 1776</text:p>
      <text:p text:style-name="Standard"/>
      <text:p text:style-name="Standard">Topics like e.g. Cartography or Population<text:s/>and the developments of scale and proportion over time – the chronology since records began.</text:p>
      <text:p text:style-name="Standard"/>
      <text:p text:style-name="Standard"><text:tab/>Collectively, the investment of any number of internet users, a generation, might easily amount to not just hundreds but tens or hundreds of thousands or even millions. The upshot of the pattern of investment of interest will be less easy to refute and, on a positive note, be more likely to dwarf the less credible sources of information, disinformation and popularism with all<text:s/>its<text:s/>negative effects representing the<text:s/>antithesis of what a national investment in the institutions of learning and education were established to represent.</text:p>
      <text:p text:style-name="Standard"/>
      <text:p text:style-name="Textbody"><text:tab/>Recent discussion of what has been termed AI in the press and internationally as a challenge for the near future and coming generations<text:s/>does not specify what electronic cognition consists of precisely. In what way does software respond to data and data sources specifically. One can only assume that to develop a means for it (IT) to do so, the usual rigour of academic enquiry would be a standard logical procedure, comparing perceived data; from cameras or microphones/transponders<text:s/><text:soft-page-break/>for instance, to the existence of a recognisable examples similar already available in data<text:s/>sources; Random<text:s/>Access Memory (RAM) or Read Only Memory (ROM), Erasable Programmable Read Only Memory, or what other categories in addition exist. <text:s/>The efficacy of both hardware and software already demonstrable in existing applications.</text:p>
      <text:p text:style-name="Textbody"><text:tab/>Notions of time in the syntax of programming languages and what terms exist for them and criteria, when requirements are fulfilled in order to cause further processes to ensue (e.g. IF’s and WHEN’s). A response which identifies the arrival of a data source, the date of publication, the dates associated with those sourced from any publication, the means to categorise and identify priority in order to respond with subsequent action.</text:p>
      <text:p text:style-name="Textbody"/>
      <text:p text:style-name="Textbody">Insect’s eye, hixels –<text:s/>equilateral<text:s/>triangles, 6 comprise a hexagon. 3 axis<text:s/>opposing<text:s/>at 60 degrees. 3 <text:s/>red dots/points of light at various distances, detectable by when there reflection is detected once projected.</text:p>
      <text:p text:style-name="Textbody"/>
      <text:p text:style-name="Textbody">References;</text:p>
      <text:p text:style-name="Textbody">Eugene<text:s/>Marais - The Soul of the Ape and The Soul of the White Ant.</text:p>
      <text:p text:style-name="Textbody"><text:tab/>(casual memory an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D200300866391</dc:creator>
    <meta:creation-date>2023-11-25T03:48:00Z</meta:creation-date>
    <dc:date>2024-01-28T13:40:00Z</dc:date>
    <meta:template xlink:href="Normal" xlink:type="simple"/>
    <meta:editing-cycles>41</meta:editing-cycles>
    <meta:editing-duration>PT15900S</meta:editing-duration>
    <meta:document-statistic meta:page-count="3" meta:paragraph-count="18" meta:word-count="1360" meta:character-count="9096" meta:row-count="64" meta:non-whitespace-character-count="7754"/>
  </office:meta>
</office:document-meta>
</file>